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19cm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 fo:font-weight="bold" style:font-weight-asian="bold" style:font-weight-complex="bold"/>
    </style:style>
    <style:style style:name="P3" style:family="paragraph">
      <style:paragraph-properties fo:text-align="center"/>
      <style:text-properties fo:color="#ff3366" fo:font-weight="bold" style:font-weight-asian="bold" style:font-weight-complex="bold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color="#ff3366" fo:font-weight="bold" style:font-weight-asian="bold" style:font-weight-complex="bold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925cm" svg:height="1cm" svg:x="1.575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cm" svg:y1="4.5cm" svg:x2="5cm" svg:y2="4.5cm">
          <text:p/>
        </draw:line>
        <draw:frame draw:style-name="gr3" draw:layer="layout" svg:width="2.679cm" svg:height="0.962cm" svg:x="1.5cm" svg:y="5.5cm">
          <draw:text-box>
            <text:p>tabDyn</text:p>
          </draw:text-box>
        </draw:frame>
        <draw:custom-shape draw:style-name="gr4" draw:text-style-name="P2" draw:layer="layout" svg:width="0.963cm" svg:height="0.731cm" svg:x="10.5cm" svg:y="4cm">
          <text:p text:style-name="P1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962cm" svg:height="0.731cm" svg:x="11.5cm" svg:y="4cm">
          <text:p text:style-name="P1"><text:span text:style-name="T1">l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63cm" svg:height="0.731cm" svg:x="9.537cm" svg:y="5.269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62cm" svg:height="0.731cm" svg:x="10.496cm" svg:y="5.269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62cm" svg:height="0.731cm" svg:x="12.415cm" svg:y="4.001cm">
          <text:p text:style-name="P1"><text:span text:style-name="T2">\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62cm" svg:height="0.731cm" svg:x="9.538cm" svg:y="6.769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62cm" svg:height="0.731cm" svg:x="9.538cm" svg:y="4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962cm" svg:height="0.731cm" svg:x="10.5cm" svg:y="6.769cm">
          <text:p text:style-name="P1"><text:span text:style-name="T2">\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62cm" svg:height="0.731cm" svg:x="11.5cm" svg:y="5.269cm">
          <text:p text:style-name="P1"><text:span text:style-name="T2">\0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cm" svg:y1="4.5cm" svg:x2="9.5cm" svg:y2="4.5cm">
          <text:p/>
        </draw:line>
        <draw:line draw:style-name="gr2" draw:text-style-name="P1" draw:layer="layout" svg:x1="6cm" svg:y1="5.5cm" svg:x2="9.5cm" svg:y2="5.5cm">
          <text:p/>
        </draw:line>
        <draw:line draw:style-name="gr2" draw:text-style-name="P1" draw:layer="layout" svg:x1="6cm" svg:y1="6.5cm" svg:x2="9.5cm" svg:y2="7cm">
          <text:p/>
        </draw:line>
        <draw:custom-shape draw:style-name="gr5" draw:text-style-name="P4" draw:layer="layout" svg:width="1.925cm" svg:height="1cm" svg:x="5cm" svg:y="7cm">
          <text:p text:style-name="P1"><text:span text:style-name="T3">/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25cm" svg:height="1cm" svg:x="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25cm" svg:height="1cm" svg:x="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25cm" svg:height="1cm" svg:x="5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cm" svg:height="5cm" svg:x="4.5cm" svg:y="3.5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2.5cm" svg:height="1.25cm" svg:x="12cm" svg:y="7.5cm">
          <draw:text-box>
            <text:p>hea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10-05T08:33:35</meta:creation-date>
    <meta:editing-duration>PT00H57M23S</meta:editing-duration>
    <meta:editing-cycles>7</meta:editing-cycles>
    <meta:generator>OpenOffice.org/3.2$Linux OpenOffice.org_project/320m19$Build-9505</meta:generator>
    <meta:initial-creator>bdh </meta:initial-creator>
    <dc:date>2014-10-05T11:30:01</dc:date>
    <dc:creator>bdh </dc:creator>
    <meta:document-statistic meta:object-count="21"/>
  </office:meta>
</office:document-meta>
</file>